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EB Garamond" svg:font-family="'EB Garamond'"/>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 style:family="paragraph" style:parent-style-name="Text_20_body">
      <style:paragraph-properties fo:text-align="start" style:justify-single-word="false"/>
      <style:text-properties fo:font-variant="normal" fo:text-transform="none" fo:color="#000000" style:text-line-through-style="none" style:font-name="Calibri" fo:font-size="12pt" fo:font-style="normal" style:text-underline-style="none" fo:font-weight="normal" style:text-blinking="false" fo:background-color="transparent" style:font-name-complex="Times New Roman1"/>
    </style:style>
    <style:style style:name="P4" style:family="paragraph" style:parent-style-name="Text_20_body">
      <style:paragraph-properties fo:text-align="start" style:justify-single-word="false"/>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5" style:family="paragraph" style:parent-style-name="Text_20_body">
      <style:paragraph-properties fo:text-align="start" style:justify-single-word="false"/>
      <style:text-properties fo:font-variant="normal" fo:text-transform="none" fo:color="#ed7d31" style:text-line-through-style="none" style:font-name="EB Garamond" fo:font-size="12pt" fo:font-style="normal" style:text-underline-style="none" fo:font-weight="bold" style:text-blinking="false" fo:background-color="transparent" style:font-name-complex="Times New Roman1"/>
    </style:style>
    <style:style style:name="P6" style:family="paragraph" style:parent-style-name="Text_20_body">
      <style:paragraph-properties fo:text-align="center" style:justify-single-word="false"/>
      <style:text-properties fo:color="#000000" style:font-name="EB Garamond"/>
    </style:style>
    <style:style style:name="P7" style:family="paragraph" style:parent-style-name="Text_20_body">
      <style:paragraph-properties fo:text-align="start" style:justify-single-word="false"/>
      <style:text-properties fo:color="#000000" style:font-name="EB Garamond"/>
    </style:style>
    <style:style style:name="P8" style:family="paragraph" style:parent-style-name="Text_20_body">
      <style:paragraph-properties fo:text-align="start" style:justify-single-word="false"/>
      <style:text-properties fo:color="#000000" style:font-name="EB Garamond" fo:font-weight="normal" style:font-weight-asian="normal" style:font-weight-complex="normal"/>
    </style:style>
    <style:style style:name="P9" style:family="paragraph" style:parent-style-name="Text_20_body">
      <style:text-properties fo:color="#ff0000" style:font-name="EB Garamond"/>
    </style:style>
    <style:style style:name="P10" style:family="paragraph" style:parent-style-name="Text_20_body">
      <style:paragraph-properties fo:text-align="center" style:justify-single-word="false"/>
    </style:style>
    <style:style style:name="P11"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ffff00"/>
    </style:style>
    <style:style style:name="P13"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4"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2pt" fo:font-style="normal" style:text-underline-style="none" fo:font-weight="normal" style:text-blinking="false" fo:background-color="#ffff00"/>
    </style:style>
    <style:style style:name="P15"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6" style:family="paragraph" style:parent-style-name="Text_20_body">
      <style:paragraph-properties fo:margin-top="0in" fo:margin-bottom="0in" fo:line-height="138%" style:writing-mode="lr-tb"/>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17" style:family="paragraph" style:parent-style-name="Text_20_body">
      <style:paragraph-properties fo:margin-top="0in" fo:margin-bottom="0in" fo:line-height="138%" style:writing-mode="lr-tb"/>
      <style:text-properties fo:font-variant="normal" fo:text-transform="none" fo:color="#222222" style:text-line-through-style="none" style:font-name="Arial1" fo:font-size="9.5pt" fo:font-style="normal" style:text-underline-style="none" fo:font-weight="normal" style:text-blinking="false" fo:background-color="#ffffff"/>
    </style:style>
    <style:style style:name="P18" style:family="paragraph" style:parent-style-name="Text_20_body">
      <style:paragraph-properties fo:margin-top="0in" fo:margin-bottom="0in" fo:line-height="138%" style:writing-mode="lr-tb"/>
    </style:style>
    <style:style style:name="P19" style:family="paragraph" style:parent-style-name="Text_20_body">
      <style:paragraph-properties fo:margin-top="0in" fo:margin-bottom="0in" fo:line-height="138%" fo:text-align="center" style:justify-single-word="false" style:writing-mode="lr-tb"/>
    </style:style>
    <style:style style:name="P20" style:family="paragraph" style:parent-style-name="Text_20_body">
      <style:paragraph-properties fo:margin-top="0in" fo:margin-bottom="0in" fo:line-height="200%" fo:text-align="start" style:justify-single-word="false" style:writing-mode="lr-tb"/>
      <style:text-properties fo:color="#000000" style:font-name="EB Garamond" fo:font-weight="normal" style:font-weight-asian="normal" style:font-weight-complex="normal"/>
    </style:style>
    <style:style style:name="P21" style:family="paragraph" style:parent-style-name="Text_20_body">
      <style:paragraph-properties fo:margin-top="0in" fo:margin-bottom="0.111in" fo:line-height="129%" style:writing-mode="lr-tb"/>
      <style:text-properties fo:font-variant="normal" fo:text-transform="none" fo:color="#7030a0" style:text-line-through-style="none" style:font-name="EB Garamond" fo:font-size="12pt" fo:font-style="normal" style:text-underline-style="none" fo:font-weight="bold" style:text-blinking="false" fo:background-color="transparent"/>
    </style:style>
    <style:style style:name="P22" style:family="paragraph" style:parent-style-name="Standard">
      <style:paragraph-properties fo:text-align="center" style:justify-single-word="false"/>
    </style:style>
    <style:style style:name="P23" style:family="paragraph" style:parent-style-name="Standard">
      <style:paragraph-properties fo:text-align="start" style:justify-single-word="false"/>
    </style:style>
    <style:style style:name="P24" style:family="paragraph" style:parent-style-name="Standard">
      <style:text-properties fo:color="#c45911" style:font-name="Cambria" style:font-name-complex="Times New Roman1"/>
    </style:style>
    <style:style style:name="P25" style:family="paragraph" style:parent-style-name="Standard">
      <style:paragraph-properties fo:text-align="start" style:justify-single-word="false"/>
      <style:text-properties fo:color="#c45911" style:font-name="Cambria" style:font-name-complex="Times New Roman1"/>
    </style:style>
    <style:style style:name="P26" style:family="paragraph" style:parent-style-name="Standard">
      <style:paragraph-properties fo:text-align="start" style:justify-single-word="false"/>
      <style:text-properties fo:color="#000000" style:font-name="Cambria" style:font-name-complex="Times New Roman1"/>
    </style:style>
    <style:style style:name="P27" style:family="paragraph" style:parent-style-name="Standard">
      <style:paragraph-properties fo:text-align="center" style:justify-single-word="false"/>
      <style:text-properties fo:color="#000000" style:font-name="Cambria" fo:font-weight="bold" style:font-weight-asian="bold" style:font-name-complex="Times New Roman1" style:font-weight-complex="bold"/>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ffff00"/>
    </style:style>
    <style:style style:name="T2"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T5" style:family="text">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12pt" fo:font-style="normal" style:text-underline-style="none" fo:font-weight="normal" style:text-blinking="false" fo:background-color="#ffff00"/>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style:text-blinking="false" fo:background-color="#ffff00"/>
    </style:style>
    <style:style style:name="T9" style:family="text">
      <style:text-properties fo:font-variant="normal" fo:text-transform="none" style:text-line-through-style="none" fo:font-size="12pt" fo:font-style="normal" style:text-underline-style="none" fo:font-weight="bold" style:text-blinking="false" fo:background-color="transparent"/>
    </style:style>
    <style:style style:name="T10" style:family="text">
      <style:text-properties fo:font-variant="normal" fo:text-transform="none" style:text-line-through-style="none" fo:font-size="12pt" fo:font-style="normal" style:text-underline-style="none" style:text-blinking="false" fo:background-color="transparent"/>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color="#7030a0"/>
    </style:style>
    <style:style style:name="T14" style:family="text">
      <style:text-properties fo:color="#7030a0" style:text-position="super 58%"/>
    </style:style>
    <style:style style:name="T15" style:family="text">
      <style:text-properties fo:color="#0070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inal Script </text:p>
      <text:p text:style-name="P22"/>
      <text:p text:style-name="P23">Florida Orchestra</text:p>
      <text:p text:style-name="P23"/>
      <text:p text:style-name="P11">Derek Mossloff Interview </text:p>
      <text:p text:style-name="Text_20_body"/>
      <text:p text:style-name="P18"><text:span text:style-name="T1">Derek Mossloff and I play the viola in the orchestra.</text:span><text:span text:style-name="T7"> </text:span><text:span text:style-name="T2"><text:s/></text:span><text:span text:style-name="T1">actually took an audition for the Florida Orchestra to a win this spot and I was selected from the audition</text:span><text:span text:style-name="T7"> </text:span></text:p>
      <text:p text:style-name="Text_20_body"/>
      <text:p text:style-name="P18"><text:span text:style-name="T2"><text:s/></text:span><text:span text:style-name="T1">my school orchestra teacher suggested that I take some lessons from their violas and uh, I did that and it was a really inspiring experience for me and I um, basically that’s when I got really interested and I was hearing him play and learning from him</text:span></text:p>
      <text:p text:style-name="P18"><text:span text:style-name="T2"/></text:p>
      <text:p text:style-name="P18"><text:span text:style-name="T1">The most exciting thing about coming to work you know is that I get to spend my time playing these really wonderful pieces of music that I just love and I’ve grown up with and I’ve felt connected to for you know most of my adult life.</text:span><text:span text:style-name="T7"> </text:span><text:span text:style-name="T1">The music that we play, it’s stood the test of time in the best way. We play very few pieces I don't like, you know so that’s the biggest things. I also like the people that I work with. I enjoy, the things that I learn from them and bouncing off of them, and getting ideas from them that I wouldn't have necessarily thought of.</text:span></text:p>
      <text:p text:style-name="Text_20_body"/>
      <text:p text:style-name="P18"><text:span text:style-name="T8"><text:s/></text:span><text:span text:style-name="T1">one of my favorites to play is Mockraunherhauf </text:span><text:span text:style-name="T2"><text:s/></text:span><text:span text:style-name="T1">I Love to play anything pretty much by him</text:span><text:span text:style-name="T7"> </text:span></text:p>
      <text:p text:style-name="Text_20_body"/>
      <text:p text:style-name="P18"><text:span text:style-name="T8"><text:s/></text:span><text:span text:style-name="T1">I just love it ,</text:span><text:span text:style-name="T2"> </text:span><text:span text:style-name="T1">his language is so rich it’s so emotional and so um it encompasses so many different facets of the human experience.</text:span></text:p>
      <text:p text:style-name="Text_20_body"/>
      <text:p text:style-name="P18"><text:span text:style-name="T1">the best way is by analogy for me at least listening to a really really wonderful piece of classical music is similar to seeing a really really really powerful film</text:span><text:span text:style-name="T2">, </text:span><text:span text:style-name="T1">reading a really powerful novel you go through all the same emotional highs and lows and experience different things </text:span></text:p>
      <text:p text:style-name="Text_20_body"/>
      <text:p text:style-name="P18"><text:span text:style-name="T2">,</text:span><text:span text:style-name="T8"> </text:span><text:span text:style-name="T1">I did play on a … music series concert at the Woodsend, and that was really great you know I’m really excited about the amount of community outreach that they do here and looking forward to just taking part of more in it, it’s really important for groups.</text:span></text:p>
      <text:p text:style-name="Text_20_body"/>
      <text:p text:style-name="P18"><text:span text:style-name="T1">Off the top of my head the most powerful thing for me was when I heard my teacher, my very first really serious viola teacher when I was probably 13 or 14 .</text:span><text:span text:style-name="T2"> </text:span><text:span text:style-name="T1">One time I just asked him to play something he was working on for me during one of our lessons</text:span><text:span text:style-name="T2">, </text:span><text:span text:style-name="T1">he played part of the Bach Sacone which is actually written for violin but he played it on viola and I was just struck instantly </text:span><text:span text:style-name="T2"><text:s/></text:span><text:span text:style-name="T1">the different voices that one instrument could produce, hearing each part sing its own individual line it was really it </text:span><text:soft-page-break/><text:span text:style-name="T1">was really awesome.</text:span></text:p>
      <text:p text:style-name="P12">One word. Challenging uplifting that’s the biggest</text:p>
      <text:p text:style-name="Text_20_body"/>
      <text:p text:style-name="P18"><text:span text:style-name="T1">They challenge me every day to lead my section well they challenge me to have all my parts ready to go and really be on top of it </text:span><text:span text:style-name="T2">, </text:span><text:span text:style-name="T8"><text:s/></text:span><text:span text:style-name="T1">just have a great experience with these pieces.</text:span></text:p>
      <text:p text:style-name="Text_20_body"/>
      <text:p text:style-name="P18"><text:span text:style-name="T2"><text:s/></text:span><text:span text:style-name="T1">when you hear music live, performed by musicians and you’re really drawn into that intimate space</text:span><text:span text:style-name="T7"> </text:span><text:span text:style-name="T2"><text:s/></text:span><text:span text:style-name="T1">everyone really should experience really really high level classical music played live because it’s life changing</text:span><text:span text:style-name="T7"> </text:span><text:span text:style-name="T1">and it was life changing for me and so community outreach is great because you reach people who, who don't have an experience live performance in the same way.</text:span><text:span text:style-name="T7"> </text:span><text:span text:style-name="T8"><text:s/></text:span><text:span text:style-name="T1">it speaks so powerfully.</text:span></text:p>
      <text:p text:style-name="Text_20_body"/>
      <text:p text:style-name="P11">David Smith Interview </text:p>
      <text:p text:style-name="P2"/>
      <text:p text:style-name="Text_20_body"/>
      <text:p text:style-name="P18"><text:span text:style-name="T2"><text:s/></text:span><text:span text:style-name="T1">when I got into middle school is when I joined the band program when I was in elementary school the band came and did a little presentation and we had a little thing in the gym</text:span><text:span text:style-name="T2">, </text:span><text:span text:style-name="T1">after learning the french horn a little bit I went to see movies all the time and then I heard the french horn everywhere.</text:span><text:span text:style-name="T7"> </text:span><text:span text:style-name="T1">It’s in every movie you've ever heard, you get the heroic moments, you get the really sappy moments, you know there is a little bit of everything, and that’s what really made me fall in love it, was film score.</text:span></text:p>
      <text:p text:style-name="Text_20_body"/>
      <text:p text:style-name="P12">It’s hard to pick a favorite, there’s so many good people out there. John Williams is, you know, the pinnacle, he’s the pioneer really. And then um you know Michael J. Keeno, Hans Zimmer, you know all those guys, um fantastic musicians.</text:p>
      <text:p text:style-name="Text_20_body"/>
      <text:p text:style-name="P18"><text:span text:style-name="T2"><text:s/></text:span><text:span text:style-name="T1">People wake up in the morning and are like ahhh I gotta go to work and It doesn’t really feel like work when you enjoy what you’re doing here.</text:span><text:span text:style-name="T7"> </text:span><text:span text:style-name="T1">I have such wonderful colleagues here, uh, that I get to make music with. A music director that is always inspirational, always trying to motivate you, no matter how good you are. Gets you to push your boundaries, push your limits, um think outside the box, just express something. He's the type of guy who doesn’t really care, uhh, if you make mistakes, he just wants you to be your own voice, be unique.</text:span></text:p>
      <text:p text:style-name="Text_20_body"/>
      <text:p text:style-name="P18"><text:span text:style-name="T2"><text:s/></text:span><text:span text:style-name="T1">the music director will give a little speech before hand to try to get the audience a little bit to relate to it, uh in some way, and then there’s some programs, like this happy hour concert that were doing this week where its very low key, you know we're trying to get a younger audience to come out and connect with it, you know it very informal, we just get, try to teach them a little bit about it first, and then you know just make it fun for them, make a way for them to connect to the music. </text:span></text:p>
      <text:p text:style-name="Text_20_body"><text:span text:style-name="T2"/></text:p>
      <text:p text:style-name="P19"><text:soft-page-break/><text:span text:style-name="T3">Yun yun won</text:span><text:span text:style-name="T5"> </text:span><text:span text:style-name="T4">Interview </text:span></text:p>
      <text:p text:style-name="Text_20_body"/>
      <text:p text:style-name="P18"/>
      <text:p text:style-name="P14">My parents wanted me to learn violin, actually I started on piano, and before violin, and before that I was a ballerina, but I think violin has worked out great. </text:p>
      <text:p text:style-name="Text_20_body"/>
      <text:p text:style-name="P18"><text:span text:style-name="T6">It turned out well and I enjoy studying violin and playing music on violin and I've always been to school on violin so.</text:span><text:span text:style-name="T7"> </text:span></text:p>
      <text:p text:style-name="Text_20_body"/>
      <text:p text:style-name="P18"><text:span text:style-name="T6">I think classical music is very cool because you get to experience emotions without words without things that are shown to you, you have to imagine and you have to sit there and let things run through your mind and your heart  and um and it’s very organic because you have to come up with something that you think is very touching or something that spoke to you, which it’s hard to sit there for 2 hours and do that especially in a very fast pace world right now.</text:span><text:span text:style-name="T7"> </text:span></text:p>
      <text:p text:style-name="Text_20_body"/>
      <text:p text:style-name="P18"><text:span text:style-name="T8"><text:s/></text:span><text:span text:style-name="T6">If you understand that it would be a lot easier than to just sit there and have no idea what you’re listening to, SO find out a little bit of background or history of the music because it’s really cool because it’s the learning experience.</text:span><text:span text:style-name="T7"> </text:span></text:p>
      <text:p text:style-name="Text_20_body"/>
      <text:p text:style-name="P18"><text:span text:style-name="T6">It’s very important because music without story without emotion doesn’t really communicate anything.</text:span><text:span text:style-name="T7"> </text:span></text:p>
      <text:p text:style-name="Text_20_body"/>
      <text:p text:style-name="P18"><text:span text:style-name="T6">where were feeling the same beat and doing the same thing which is really cool and also the music that the audience will hear it will tell a different story to them, and that breaks barriers too. </text:span></text:p>
      <text:p text:style-name="Text_20_body"/>
      <text:p text:style-name="P18"><text:span text:style-name="T5"><text:s/></text:span><text:span text:style-name="T6">I think classical music requires a lot of discipline for both performers and audience,</text:span><text:span text:style-name="T7"> </text:span><text:span text:style-name="T5"><text:s/></text:span><text:span text:style-name="T6">let the music come to you and speak to your heart and really feel it.</text:span><text:span text:style-name="T7"> </text:span><text:span text:style-name="T5"><text:s/></text:span><text:span text:style-name="T6">young people haven't experienced so it’s hard for them to understand, but I think it’s really powerful if you want to understand that and let yourself sit through that it’s a great thing</text:span></text:p>
      <text:p text:style-name="Text_20_body"/>
      <text:p text:style-name="P13"/>
      <text:p text:style-name="Text_20_body"/>
      <text:p text:style-name="P15">Michael Francis Interview</text:p>
      <text:p text:style-name="P18"><text:soft-page-break/><text:span text:style-name="T6">My name is Michael Francis and I’m the music director of the Florida Orchestra. I always wanted to be a conductor, roughly from the ages of 13-14 I would say and I was a double bass player but I felt the best way for me to become a conductor was to join the best orchestra that I could join.</text:span><text:span text:style-name="T7"> </text:span></text:p>
      <text:p text:style-name="Text_20_body"/>
      <text:p text:style-name="P18"><text:span text:style-name="T5"><text:s/></text:span><text:span text:style-name="T6">if you believe in the power of music, and its capacity to speak to us in a way and in a place where words often fail that is something essential. </text:span><text:span text:style-name="T5"><text:s/></text:span><text:span text:style-name="T6">So it’s essential to the human condition, community engagement is allowing us to take it to people who can’t always travel to the concert hall.</text:span><text:span text:style-name="T7"> </text:span><text:span text:style-name="T8"><text:s/></text:span><text:span text:style-name="T6">Music can impact people in an astonishing way we've heard examples of that from many many people already in our short time in expanding it as much as we do. </text:span></text:p>
      <text:p text:style-name="Text_20_body"/>
      <text:p text:style-name="P18"><text:span text:style-name="T6">for those students to have a chance to conduct the Florida Orchestra it’s really special. </text:span></text:p>
      <text:p text:style-name="Text_20_body"/>
      <text:p text:style-name="P18"><text:span text:style-name="T6">One Word: Exhilarating</text:span><text:span text:style-name="T7"> </text:span></text:p>
      <text:p text:style-name="P1"/>
      <text:p text:style-name="P10"><text:span text:style-name="T12">Francesco Sclafani Interview</text:span></text:p>
      <text:p text:style-name="P10"><text:span text:style-name="T12"/></text:p>
      <text:p text:style-name="P24">ITS LIKE CREATING SOMETHING COOL THAT PEOPLE WOULD BUT ALSO I LIKE AS WELL BECAUSE IF I’M WRITING SOMETHING THAT JUST I LIKE AND OTHER PEOPLE DON’T LIKE IT THEN I’M ONLY WRITING IT FOR THE MONETARY VALUE OF IT WHICH IS NOT THE GOAL.IF I WRITE IT JUST FOR MYSELF AND NO ONE ELSE LIKES IT THERES NO POINT IN WRITING IT BECAUSE I COULD JUST SIT AT MY COMPUTER AND DO THAT AS A HOBBY AND DO SOMETHING ELSE. SO I WANNA MAKE IT TO WHERE I LIKE IT BUT THEN YOU LIKE IT AS WELL BUT IT’S NOT SOMETHING THAT YOU’VE HEARD BEFORE OR NOT SOMETHING THAT YOU’VE EVER EXPECTED TO HEAR. AND THAT’S SORT OF WHAT THIS ORCHESTRA PIECE WAS IT TOOK A CONCEPT THAT EVERYONE KNEW AND THAT WAS ANGER BUT IMAGINED IT IN WHAT I THOUGHT IT WAS</text:p>
      <text:p text:style-name="P25">LIKE DURING THE TIME HE LISTENED TO JIMI HENDRIX, THE DOORS, LISTENED TO A LOT OF THE CLASSIC ROCK TYPE THING. . SO HE HAS ALL THAT BUT HE ALSO LIKES HONDEL, BACH, AND MOZART SPECIFICALLY LIKE THOSE THREE COMPOSERS MEAN A LOT TO HIM. HE’D OCCASIONALLY PUT ON WATER MUSIC SUITE BY HONDEL OR HE’D PUT ON THE FIREWORKS BY HONDEL OR SOMETHING LIKE THAT AND HE’D PLAY IT FULL BLAST ON THE STEREO</text:p>
      <text:p text:style-name="P25"/>
      <text:p text:style-name="P25"><text:span text:style-name="T13">THE REASON WHY THE PIECES COMPOSED IN THE 16</text:span><text:span text:style-name="T14">, </text:span><text:span text:style-name="T13">17, 18, 1900S <text:s text:c="2"/>WILL STAY WITH US FOR THAT LONG IS BECAUSE THEY WERE WRITTEN WELL AND IT WAS POP MUSIC OF THE TIME. WHERE IT WAS POPULAR AND EVERYONE LIKED IT, THUS, EVERYONE KNEW IT. NOWADAYS, COMPOSITIONS, COMPOSING NEW MUSIC, IS FROWNED UPON. IN THE 20</text:span><text:span text:style-name="T14">TH</text:span><text:span text:style-name="T13"> CENTURY IT WAS VERY AVANT GARDE, IT WAS VERY, IT WAS STRETCHING THE IDEA OF WHAT WAS MUSIC AND WHAT COULD BE DEFINED AS MUSIC. IT WAS STILL THE INSTRUMENTS AND THE ORCHESTRA BUT IT WASN’T THE SAME SOUNDS AS SAY, AN EARL-, A PIECE FROM THE CENTURY BEFORE. AND SO PEOPLE, KINDA, I GUESS, GOT TURNED OFF TO CLASSICAL MUSIC THE LAST BIT AND </text:span><text:soft-page-break/><text:span text:style-name="T13">NOT THAT WERE LIKE, TRYING TO SALVAGE IT NOW , ITS JUST THAT PEOPLE, I THINK HAVE A BROADER APPRECIATION FOR WHAT MUSIC IS AND DIFFERENT FORMS OF EXPRESSION FOR WHAT MUSIC IS </text:span></text:p>
      <text:p text:style-name="P25"><text:span text:style-name="T13"/></text:p>
      <text:p text:style-name="P25"><text:span text:style-name="T15">CAUSE ITS CREATING SOUNDS THAT NORMALLY CANT PHYSICALLY BE DONE, BY INSTRUMENTS.</text:span></text:p>
      <text:p text:style-name="P25"><text:span text:style-name="T15"/></text:p>
      <text:p text:style-name="P27">John Chatterton Interview </text:p>
      <text:p text:style-name="P27"/>
      <text:p text:style-name="P26"/>
      <text:p text:style-name="P3"><text:bookmark text:name="docs-internal-guid-70b72e17-d3e0-8521-64e9-c6afcff2d02c"/>I’ve played all music from late renaissance music to you know pop music uhm in the classical world, I—I gravitate towards contemporary music  </text:p>
      <text:p text:style-name="Text_20_body"/>
      <text:p text:style-name="P16">with early music uhm uh to break it down you know when it comes to structure and form it’s very – it’s very basic. Rules and regulations.</text:p>
      <text:p text:style-name="Text_20_body"/>
      <text:p text:style-name="P16">The closer you get to today’s day and age the more rules are broken.</text:p>
      <text:p text:style-name="Text_20_body"/>
      <text:p text:style-name="P16">I think there’s a lot of factors that go into that</text:p>
      <text:p text:style-name="Text_20_body"/>
      <text:p text:style-name="P16">at one point it was composed, performed, and it was experienced in the courts</text:p>
      <text:p text:style-name="Text_20_body"/>
      <text:p text:style-name="P16">it was meant for entertainment for the wealthy. or in the church</text:p>
      <text:p text:style-name="Text_20_body"/>
      <text:p text:style-name="P16">it was all mostly religious based and then it became secular based.  and then you know it started to get into the home uh ordinary people started to play instruments and then they started to experience classical music </text:p>
      <text:p text:style-name="Text_20_body"/>
      <text:p text:style-name="P16">know it can be uh difficult trying to get people to go to the concert. You know there’s so many things to keep them occupied that they can do for enjoyment. Uhm, but this this drive is seen in places like Florida </text:p>
      <text:p text:style-name="Text_20_body"/>
      <text:p text:style-name="P16">Florida there’s this up and coming musical atmosphere where these different lower tier orchestras popping up that give us musicians opportunities that give us that drive to think “Okay, I can do this.”Uhm, I can go out and I can play professionally</text:p>
      <text:p text:style-name="Text_20_body"/>
      <text:p text:style-name="P16">one of the greatest cellist that ever lived , Pablo Casals, uhm said in an interview before he passed <text:soft-page-break/>away he was in his 90s. He was asked you know “Mr.Casals why-why do you continue to practice? He said because I’m always improving everyday. I’m always doing something different.” You know just the idea of that is—should be enough for any musician to want to be driven also just you know this idea of collaboration, building relationships</text:p>
      <text:p text:style-name="Text_20_body"/>
      <text:p text:style-name="P16">then there’s just the love for it really. Uh collaboration is just a wonderful thing , creating art with other people through different mediums it’s so gratifying</text:p>
      <text:p text:style-name="Text_20_body"/>
      <text:p text:style-name="P16">We have to be open to trying new things because if you corner yourself if you limit yourself as a musician every day and age is going to be difficult to find yourself on a sustainable career path in music</text:p>
      <text:p text:style-name="Text_20_body"/>
      <text:p text:style-name="P16">, I would say if you are a musician or whether you’re not a musician uh take the time to listen to classical music and get involved with the community and what’s going on in the community with classical music </text:p>
      <text:p text:style-name="Text_20_body"/>
      <text:p text:style-name="P16">. I guarantee like I said whether a musican or not you’re going to enjoy uh the time you take uh to get that experience to get involved. </text:p>
      <text:p text:style-name="P26"/>
      <text:p text:style-name="P27">Christian Alexander Interview </text:p>
      <text:p text:style-name="P27"/>
      <text:p text:style-name="P26"/>
      <text:p text:style-name="P5"><text:bookmark text:name="docs-internal-guid-e91becf9-d3ec-4344-485d-1d327c98fd0a"/>MY REAL NAME IS CHRISTIAN OVALLES AND I GO BY THE STAGE NAME CHRISTIAN ALEXANDER, AND I AM A PRODUCER AND A DJ HERE IN TAMPA.</text:p>
      <text:p text:style-name="P21">THE MUSIC THAT WE PRODUCE NOWADAYS THAT’S CONSIDERED EDM HAS A LOT OF ELEMENTS FROM OTHER GENRES. I’D SAY ANY MUSIC NOWADAYS IS INSPIRED BY SOMETHING FROM THE PAST. A LOT OF THE MELODIC ARRANGMENTS ARE SIMILAR TO THE MELODIC ARRANGEMENTS OF THE CLASSICAL ERA. THE VIOLINS THAT I HAVE HERE, YOU CAN KINDA HEAR THE SIMILIARITIES BETWEEN THIS, WHICH IS GEARED FOR AN EDM SONG AND THEN ALSO TO LIKE A CLASSICAL SONG. </text:p>
      <text:p text:style-name="P21">BUT IF YOU TAKE THE TIME TO ACTUALLY LOOK INTO THE EDM MUSIC YOU CAN DEFINITELY SEE ELEMENTS OF CLASSICAL MUSIC STILL THERE. </text:p>
      <text:p text:style-name="P21">THE COMPLEXITY OF CLASSICAL MUSIC IS INSANELY DIFFERENT FROM EDM MUSIC. JUST IMAGINE BACH SITTING THERE WITH PEN AND PAPER SITTING THERE LIKE, “OKAY THESE ARE MY VIOLINS THESE NOTES THESE NOTES <text:soft-page-break/>THESE NOTES. THESE ARE MY CELLOS THESE NOTES THESE NOTES THESE NOTES.” HERE IM LOOKING AT A NICE PRETTY SCREEN ILL BE LIKE “OKAY SO THIS TRACK IS MY VIOLINS, THIS TRACK WILL BE MY PIANO, HERES MY BASS” I SEE EVERYTHING HERE AND I FEEL LIKE ITS JUST MORE ACCESSABLE TO ME WHICH IS WHY I THINK THAT IT’S EASIER AND MUCH FASTER TO PRODUCE A SONG THAN IT WAS BACK THEN. </text:p>
      <text:p text:style-name="P21">I THINK BACK IN THE DAY, AT LEAST FOR THE CLASSICAL ERA IT TOOK LONGER TO MASTER YOUR CRAFT. </text:p>
      <text:p text:style-name="P9"><text:span text:style-name="T9">IT’D BE HARD AND I THINK IT’D BE A DISJUSTICE TO THE MUSIC IF YOU WEREN’T EMOTIONAL WHEN YOU’RE PLAYING IT BECAUSE YOU HAVE TO HAVE THE PASSION FOR IT WHILE YOU’RE DOING IT. </text:span></text:p>
      <text:p text:style-name="P9"><text:span text:style-name="T9"/></text:p>
      <text:p text:style-name="P6"><text:span text:style-name="T9">Linda Switzer Interview</text:span></text:p>
      <text:p text:style-name="P6"><text:span text:style-name="T9"/></text:p>
      <text:p text:style-name="P4"><text:bookmark text:name="docs-internal-guid-baf00214-d3f6-09a7-7e12-4e8306c54d63"/><text:span text:style-name="T11">I am Linda Switzer. Im a professinal musician in the tampa bay area. I’m a voice teacher</text:span></text:p>
      <text:p text:style-name="P16">i was a soloist for the opera tampa, and at that time, the florida orchestra was the contracted orchestra that played with us.</text:p>
      <text:p text:style-name="Text_20_body"/>
      <text:p text:style-name="P16">I started teaching voice privately backk in the early 80s</text:p>
      <text:p text:style-name="Text_20_body"/>
      <text:p text:style-name="P16">Every day i get to get up and teach people about music and live with music of the classical genre and then when i start to explain to them the times when this was written i think “wow” im teaching them history too</text:p>
      <text:p text:style-name="Text_20_body"/>
      <text:p text:style-name="P17">these old stories are still relevant, still happen. You just have to modernize them to the year 2017 and how it applies to settings now. But still the story thread goes through. </text:p>
      <text:p text:style-name="Text_20_body"/>
      <text:p text:style-name="P17">we just have to be smart and creative  We can’t just around and think “Okay, well I’m just going to do it the old fashioned way.” There’s a lot to the old fashioned way.</text:p>
      <text:p text:style-name="Text_20_body"/>
      <text:p text:style-name="P17">these kids and people want more of the pop culture. So you have to sometimes turn your classical things into something more accessible by putting it in an immersive space, making it funn making it settings where they can relate to that’s relevant to today.</text:p>
      <text:p text:style-name="Text_20_body"/>
      <text:p text:style-name="P17">And i think just exposing the generations coming up to it and making them love it. Now my students that would never have touched classical art songs say, “Oh my God, can we have classical day today?</text:p>
      <text:p text:style-name="Text_20_body"/>
      <text:p text:style-name="P17"><text:soft-page-break/>Then I’ll say, “Okay, I’m going to translate this art song, and this is what this means. This is about this girl who’s a player. She likes this guy, and he adores her, but she doesn’t just want to have him. She wants these ten other boyfriends. So see? That was written in the 18th century, but did that happen at school today?</text:p>
      <text:p text:style-name="Text_20_body"/>
      <text:p text:style-name="P17">Yeah, oh my God.  I really like this guy but this girl came…” So I’m like, “ See this stuff? They had it going on there too. You know I just have to tell you what that word means. </text:p>
      <text:p text:style-name="Text_20_body"/>
      <text:p text:style-name="P17">Not to be cliche but i think it expresses love. Also i think its gonna keep us connected to the past, which is important, we can learn our lessons from there</text:p>
      <text:p text:style-name="P7"><text:span text:style-name="T9"/></text:p>
      <text:p text:style-name="P6"><text:span text:style-name="T9">Russell Gant Interview</text:span></text:p>
      <text:p text:style-name="P8"><text:span text:style-name="T10"/></text:p>
      <text:p text:style-name="P20"><text:span text:style-name="T10">I’m Russel Gant, I’m the music director for classical WSMR 89.1 and 101.9. I’m also the morning host.</text:span></text:p>
      <text:p text:style-name="P20"><text:span text:style-name="T10">Well, studying in school introduced me to classical music, it was a life long passion for that kind of music, well all kinds of music really, Being exposed to so much for so long, it just never gets old. </text:span></text:p>
      <text:p text:style-name="P20"><text:span text:style-name="T10">You can revisit the same piece over and over again Hear different performances and different interpretations of Mozart’s symphony and there’s something new each time.</text:span></text:p>
      <text:p text:style-name="P20"><text:span text:style-name="T10"><text:s text:c="2"/>The thing about classical music is that it’s been around for so long and it stays, it never gets old, There’s always something fresh about it, which is something that you can’t say about perhaps a 3 minute song on the radio. You hear it over and over again and it’s fun, and I enjoy listening to that as well. But there’s something a little more in depth with a full length symphony and you find something new in it as you hear different interpretations. </text:span></text:p>
      <text:p text:style-name="P20"><text:span text:style-name="T10">If you take the music of Bach and Mozart which was written hundreds of years ago, it is still enjoyed today so its stood the test of time. It’s timeless in it’s own way. Yet, today’s musicians will look to see how they did that. Bach was very mathematical, and they’ll study his counter-</text:span><text:soft-page-break/><text:span text:style-name="T10">point and the mathematics of all that. And then you move forward from the Baroque period into the Classical period and it gets a little more structured and a little more melodic. And then into the Romantic period where you’ve got these romantic melodies, the Romanov, the Tchaikovsky, the Puccini, and Verity, and the things that just make your heart swell.</text:span></text:p>
      <text:p text:style-name="P20"><text:span text:style-name="T10">And that effects today's music in many many ways, people study what they did and they bring it to there own and And there’s a lot of good orchestral music being written today. I often look at film music as perhaps the equivalent of incidental music written in the Baroque and Classical period for Shakespeare plays.</text:span></text:p>
      <text:p text:style-name="P20"><text:span text:style-name="T10">You listen to Canmoney Burana by Carl Orff. What’s that? If you heard it you’d recognize it immediately. It’s been used in so many movie trailers, it’s been used in many, many films. And it’s that big chorus, dramatic opening, and it’s just immediately recognizable. </text:span></text:p>
      <text:p text:style-name="P20"><text:span text:style-name="T10"><text:s/>But what people don’t realize is they’re taking a short snippet of a work that’s over an hour long. There’s a lot more to it. And the text were written by Benadictine monks and they’re kind of racy. </text:span></text:p>
      <text:p text:style-name="P20"><text:span text:style-name="T10">More recently, Beethoven was played when the Berlin Wall came down, they played the Ode to Joy, Leonard Bernstein conducted that. What other piece would you play? It’s phenomenal, and that was written 100 years ago! But it was relevant today.</text:span></text:p>
      <text:p text:style-name="P20"><text:span text:style-name="T10">I think it’s ever evolving as it has done. There are those that say Classical music is dying, and I suppose they have been saying that for years, I don't see it. </text:span></text:p>
      <text:p text:style-name="P20"><text:span text:style-name="T10">Orchestras around the country are realizing they need to tap into a younger audience, because there's that stygma that only old people like classical music, which isn't true, so there </text:span><text:soft-page-break/><text:span text:style-name="T10">doing concerts of Video Game music, And that’s become its own thing. There are composers writing music for video games.</text:span></text:p>
      <text:p text:style-name="P20"><text:span text:style-name="T10"><text:s/>In fact, the Florida Orchestra with the Master Chorale just a few months ago did a concert of Legend of Zelda. They did a whole program on that. That’s bringing in people to hear live orchestral music. That’s an experience that you can’t duplicate. You can’t do it on the radio. You can’t do it on tv. You can’t do it on your iPhone. You need to be there to experience it. To feel those string basses, and those tympani’s rumble right through you without artificial sound. It’s different. </text:span></text:p>
      <text:p text:style-name="P20"><text:span text:style-name="T10">unfortunately because of budgetary reasons you’ll go to a ballet sometimes and the music is recorded. Well, how does that restrict the dancer? <text:s/>They have to dance exactly to the way that music was performed at that time. Over and over and over again. It’s never any different. In a live orchestra there can be nuances that change a little bit each time. The conductor might have just a slightly different tempo, or the oboe might stand out a little more than it did the night before. Just little things like that. But bringing that to life, and having that live orchestra with real people playing, you can’t duplicate. And I think that that’s important. </text:span></text:p>
      <text:p text:style-name="P20"><text:span text:style-name="T10">People ask me what's my favorite piece of music, that depends on where your at, at that particular time. <text:s/>And that's to me what music does, it is human kind's way of documenting emotio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EB Garamond" svg:font-family="'EB Garamond'"/>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1:42:17</meta:creation-date>
    <dc:date>2017-05-04T11:59:35</dc:date>
    <meta:editing-duration>P1DT2M11S</meta:editing-duration>
    <meta:editing-cycles>7</meta:editing-cycles>
    <meta:generator>OpenOffice.org/3.4.1$Unix OpenOffice.org_project/341m1$Build-9593</meta:generator>
    <meta:document-statistic meta:table-count="0" meta:image-count="0" meta:object-count="0" meta:page-count="10" meta:paragraph-count="86" meta:word-count="3635" meta:character-count="19633"/>
  </office:meta>
</office:document-meta>
</file>